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2" style:family="paragraph" style:parent-style-name="Standard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text-properties style:font-name="Calibri1" officeooo:rsid="0030396d" officeooo:paragraph-rsid="0030396d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bf5f7" officeooo:paragraph-rsid="002bf5f7" style:font-size-asian="7pt" style:font-size-complex="7pt"/>
    </style:style>
    <style:style style:name="P1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00%" fo:orphans="0" fo:widows="0"/>
      <style:text-properties style:font-name="Calibri1" fo:font-size="7pt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c8c07" officeooo:paragraph-rsid="00320985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nobots</text:p>
      <text:p text:style-name="P7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Strike</text:p>
          </table:table-cell>
          <table:table-cell table:style-name="Table1.A1" office:value-type="string">
            <text:p text:style-name="P8">Block</text:p>
          </table:table-cell>
          <table:table-cell table:style-name="Table1.A1" office:value-type="string">
            <text:p text:style-name="P8">Shoot</text:p>
          </table:table-cell>
          <table:table-cell table:style-name="Table1.A1" office:value-type="string">
            <text:p text:style-name="P8">Dodge</text:p>
          </table:table-cell>
          <table:table-cell table:style-name="Table1.A1" office:value-type="string">
            <text:p text:style-name="P8">Zap</text:p>
          </table:table-cell>
        </table:table-row>
        <table:table-row table:style-name="Table1.1">
          <table:table-cell table:style-name="Table1.A1" office:value-type="string">
            <text:p text:style-name="P8">Flexible</text:p>
          </table:table-cell>
          <table:table-cell table:style-name="Table1.A1" office:value-type="string">
            <text:p text:style-name="P8">MR+3</text:p>
          </table:table-cell>
          <table:table-cell table:style-name="Table1.A1" office:value-type="string">
            <text:p text:style-name="P8">MS+2</text:p>
          </table:table-cell>
          <table:table-cell table:style-name="Table1.A1" office:value-type="string">
            <text:p text:style-name="P8">RS+2</text:p>
          </table:table-cell>
          <table:table-cell table:style-name="Table1.A1" office:value-type="string">
            <text:p text:style-name="P8">RS+3</text:p>
          </table:table-cell>
          <table:table-cell table:style-name="Table1.A1" office:value-type="string">
            <text:p text:style-name="P8">CP+0</text:p>
          </table:table-cell>
        </table:table-row>
        <table:table-row table:style-name="Table1.1">
          <table:table-cell table:style-name="Table1.A1" office:value-type="string">
            <text:p text:style-name="P8">Flowing</text:p>
          </table:table-cell>
          <table:table-cell table:style-name="Table1.A1" office:value-type="string">
            <text:p text:style-name="P8">RS+2</text:p>
          </table:table-cell>
          <table:table-cell table:style-name="Table1.A1" office:value-type="string">
            <text:p text:style-name="P8">SW+2</text:p>
          </table:table-cell>
          <table:table-cell table:style-name="Table1.A1" office:value-type="string">
            <text:p text:style-name="P8">RS+1</text:p>
          </table:table-cell>
          <table:table-cell table:style-name="Table1.A1" office:value-type="string">
            <text:p text:style-name="P8">RW+4</text:p>
          </table:table-cell>
          <table:table-cell table:style-name="Table1.A1" office:value-type="string">
            <text:p text:style-name="P8">PW+1</text:p>
          </table:table-cell>
        </table:table-row>
      </table:table>
      <text:p text:style-name="P6"/>
      <text:p text:style-name="P7">Special Mechanics</text:p>
      <text:p text:style-name="P7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 table:style-name="Table2.1">
          <table:table-cell table:style-name="Table2.A1" office:value-type="string">
            <text:p text:style-name="P1">Adaptive Armor</text:p>
          </table:table-cell>
          <table:table-cell table:style-name="Table2.A1" office:value-type="string">
            <text:p text:style-name="P1">Adder, Armor, Toggle</text:p>
          </table:table-cell>
          <table:table-cell table:style-name="Table2.A1" office:value-type="string">
            <text:p text:style-name="P1">30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list xml:id="list3397745235" text:style-name="WWNum2">
              <text:list-item>
                <text:p text:style-name="P15">If this power is toggled on at the beginning of a combat round, you may shift any armor you have between physical and energy before anyone acts that round</text:p>
              </text:list-item>
            </text:list>
            <text:p text:style-name="P2"/>
          </table:table-cell>
          <table:table-cell table:style-name="Table2.A1" office:value-type="string">
            <text:list xml:id="list753967102" text:style-name="WWNum1">
              <text:list-item>
                <text:p text:style-name="P11">Burn -1 / x2 / +0B / 10P</text:p>
              </text:list-item>
              <text:list-item>
                <text:p text:style-name="P11">Instant Activation – Power is no longer a toggle power. At any time, you can spend one energy to activate this power and adjust your armor / x1 / +0B / 3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>Avoid Killing Blow</text:p>
          </table:table-cell>
          <table:table-cell table:style-name="Table2.A3" office:value-type="string">
            <text:p text:style-name="P3">Trait</text:p>
          </table:table-cell>
          <table:table-cell table:style-name="Table2.A3" office:value-type="string">
            <text:p text:style-name="P3">20</text:p>
          </table:table-cell>
          <table:table-cell table:style-name="Table2.A3" office:value-type="string">
            <text:p text:style-name="P3">0</text:p>
          </table:table-cell>
          <table:table-cell table:style-name="Table2.A3" office:value-type="string">
            <text:list xml:id="list150040009195004" text:continue-list="list3397745235" text:style-name="WWNum2">
              <text:list-item>
                <text:p text:style-name="P17">Once per fight, when an attack would normally defeat you, you may spend one energy to avoid the attack and take no damage</text:p>
              </text:list-item>
            </text:list>
          </table:table-cell>
          <table:table-cell table:style-name="Table2.A3" office:value-type="string">
            <text:list xml:id="list150039150317591" text:continue-list="list753967102" text:style-name="WWNum1">
              <text:list-item>
                <text:p text:style-name="P11">Uses +1 / x2 / --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>Bonus Dodge</text:p>
          </table:table-cell>
          <table:table-cell table:style-name="Table2.A3" office:value-type="string">
            <text:p text:style-name="P3">Trait</text:p>
          </table:table-cell>
          <table:table-cell table:style-name="Table2.A3" office:value-type="string">
            <text:p text:style-name="P3">20</text:p>
          </table:table-cell>
          <table:table-cell table:style-name="Table2.A3" office:value-type="string">
            <text:p text:style-name="P3">0</text:p>
          </table:table-cell>
          <table:table-cell table:style-name="Table2.A3" office:value-type="string">
            <text:list xml:id="list150040476316381" text:continue-numbering="true" text:style-name="WWNum1">
              <text:list-item>
                <text:p text:style-name="P18">You gain an additional dodge before your dodge degrades</text:p>
              </text:list-item>
            </text:list>
          </table:table-cell>
          <table:table-cell table:style-name="Table2.A3" office:value-type="string">
            <text:list xml:id="list150040760670286" text:continue-numbering="true" text:style-name="WWNum1">
              <text:list-item>
                <text:p text:style-name="P11">Dodge +1 / x2 / --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">Construct</text:p>
          </table:table-cell>
          <table:table-cell table:style-name="Table2.A3" office:value-type="string">
            <text:p text:style-name="P1">Utility, Half Action</text:p>
          </table:table-cell>
          <table:table-cell table:style-name="Table2.A3" office:value-type="string">
            <text:p text:style-name="P1">30</text:p>
          </table:table-cell>
          <table:table-cell table:style-name="Table2.A3" office:value-type="string">
            <text:p text:style-name="P1">M</text:p>
          </table:table-cell>
          <table:table-cell table:style-name="Table2.A3" office:value-type="string">
            <text:list xml:id="list150039075658158" text:continue-numbering="true" text:style-name="WWNum1">
              <text:list-item>
                <text:p text:style-name="P18">Creates one of two types of constructs</text:p>
              </text:list-item>
              <text:list-item>
                <text:p text:style-name="P18">Battle Construct</text:p>
                <text:list>
                  <text:list-item>
                    <text:p text:style-name="P19">Combat skills = creator – 3</text:p>
                  </text:list-item>
                  <text:list-item>
                    <text:p text:style-name="P19">Nano Armor (3/3/0)</text:p>
                  </text:list-item>
                  <text:list-item>
                    <text:p text:style-name="P19">Nano Blade (3d6)</text:p>
                  </text:list-item>
                  <text:list-item>
                    <text:p text:style-name="P19">20 HP, Run 7</text:p>
                  </text:list-item>
                </text:list>
              </text:list-item>
              <text:list-item>
                <text:p text:style-name="P18">Utility Construct – Has Fly 6, can scout and relay data to the character via radio transmission</text:p>
              </text:list-item>
              <text:list-item>
                <text:p text:style-name="P18">Constructs are autonomous and can act on complex instructions</text:p>
              </text:list-item>
              <text:list-item>
                <text:p text:style-name="P18">Constructs are destroyed when their creator is defeated</text:p>
              </text:list-item>
              <text:list-item>
                <text:p text:style-name="P18">Constructs past the first cause Chill(1) on the caster</text:p>
              </text:list-item>
              <text:list-item>
                <text:p text:style-name="P18">Max 2 constructs</text:p>
              </text:list-item>
            </text:list>
          </table:table-cell>
          <table:table-cell table:style-name="Table2.A3" office:value-type="string">
            <text:list xml:id="list150040695640555" text:continue-numbering="true" text:style-name="WWNum1">
              <text:list-item>
                <text:p text:style-name="P11">Constructs +1 / x2 / -- / 30P</text:p>
              </text:list-item>
              <text:list-item>
                <text:p text:style-name="P11">Constructs before Chill +1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Dodge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50040971180531" text:continue-list="list150040009195004" text:style-name="WWNum2">
              <text:list-item>
                <text:p text:style-name="P15">Dodge (1)</text:p>
              </text:list-item>
            </text:list>
          </table:table-cell>
          <table:table-cell table:style-name="Table2.A1" office:value-type="string">
            <text:list xml:id="list150038931606390" text:continue-list="list150040695640555" text:style-name="WWNum1">
              <text:list-item>
                <text:p text:style-name="P12">Dodge +1 / x2 / --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>Extrude</text:p>
          </table:table-cell>
          <table:table-cell table:style-name="Table2.A3" office:value-type="string">
            <text:p text:style-name="P3">Utility</text:p>
          </table:table-cell>
          <table:table-cell table:style-name="Table2.A3" office:value-type="string">
            <text:p text:style-name="P3">20</text:p>
          </table:table-cell>
          <table:table-cell table:style-name="Table2.A3" office:value-type="string">
            <text:p text:style-name="P3">E</text:p>
          </table:table-cell>
          <table:table-cell table:style-name="Table2.A3" office:value-type="string">
            <text:list xml:id="list150039472260963" text:continue-list="list150040971180531" text:style-name="WWNum2">
              <text:list-item>
                <text:p text:style-name="P17">Can extrude through small openings</text:p>
              </text:list-item>
              <text:list-item>
                <text:p text:style-name="P20">Can escape grapples with +10 Muscle</text:p>
              </text:list-item>
              <text:list-item>
                <text:p text:style-name="P17">Can escape from any entangle with gaps</text:p>
              </text:list-item>
            </text:list>
          </table:table-cell>
          <table:table-cell table:style-name="Table2.A3" office:value-type="string">
            <text:list xml:id="list150039218641614" text:continue-list="list150038931606390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Machine Interface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50039324648448" text:continue-list="list150039472260963" text:style-name="WWNum2">
              <text:list-item>
                <text:p text:style-name="P15">Skill (Computer, Electronics, Machine/Vehicle Operation) (4)</text:p>
              </text:list-item>
            </text:list>
          </table:table-cell>
          <table:table-cell table:style-name="Table2.A1" office:value-type="string">
            <text:list xml:id="list150039517428396" text:continue-list="list150039218641614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">Nano Armor</text:p>
          </table:table-cell>
          <table:table-cell table:style-name="Table2.A3" office:value-type="string">
            <text:p text:style-name="P1">Armor, Activated</text:p>
          </table:table-cell>
          <table:table-cell table:style-name="Table2.A3" office:value-type="string">
            <text:p text:style-name="P1">20</text:p>
          </table:table-cell>
          <table:table-cell table:style-name="Table2.A3" office:value-type="string">
            <text:p text:style-name="P1">1</text:p>
          </table:table-cell>
          <table:table-cell table:style-name="Table2.A3" office:value-type="string">
            <text:list xml:id="list150040641026786" text:continue-list="list150039324648448" text:style-name="WWNum2">
              <text:list-item>
                <text:p text:style-name="P15">Armor (3/3/0) (Stackable)</text:p>
              </text:list-item>
            </text:list>
          </table:table-cell>
          <table:table-cell table:style-name="Table2.A3" office:value-type="string">
            <text:list xml:id="list150038972695228" text:continue-list="list150039517428396" text:style-name="WWNum1">
              <text:list-item>
                <text:p text:style-name="P12">Armor / x3 / +0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">Nano Blade</text:p>
          </table:table-cell>
          <table:table-cell table:style-name="Table2.A3" office:value-type="string">
            <text:p text:style-name="P1">Attack, Melee, One Target</text:p>
          </table:table-cell>
          <table:table-cell table:style-name="Table2.A3" office:value-type="string">
            <text:p text:style-name="P1">20</text:p>
          </table:table-cell>
          <table:table-cell table:style-name="Table2.A3" office:value-type="string">
            <text:p text:style-name="P1">4</text:p>
          </table:table-cell>
          <table:table-cell table:style-name="Table2.A3" office:value-type="string">
            <text:list xml:id="list150039538373997" text:continue-numbering="true" text:style-name="WWNum1">
              <text:list-item>
                <text:p text:style-name="P16">Damage (3d6) (Physical, Stab)</text:p>
              </text:list-item>
              <text:list-item>
                <text:p text:style-name="P16">You may sacrifice any armor you have until the beginning of your next action to gain Damage (Armor/2)</text:p>
              </text:list-item>
              <text:list-item>
                <text:p text:style-name="P16">Knock (0)</text:p>
              </text:list-item>
            </text:list>
          </table:table-cell>
          <table:table-cell table:style-name="Table2.A3" office:value-type="string">
            <text:list xml:id="list150040168555834" text:continue-numbering="true" text:style-name="WWNum1">
              <text:list-item>
                <text:p text:style-name="P11">Accuracy +2 / x2 / +0B / 10P</text:p>
              </text:list-item>
              <text:list-item>
                <text:p text:style-name="P11">Dmg Die / x3 / +1B / 10P</text:p>
              </text:list-item>
              <text:list-item>
                <text:p text:style-name="P11">Dmg Die / x3 / -2A / 10P</text:p>
              </text:list-item>
              <text:list-item>
                <text:p text:style-name="P11">Long Needle – If this power has Reach, it can hit multiple opponents in a line, must roll to hit each / x1 / +0B / 20P</text:p>
              </text:list-item>
              <text:list-item>
                <text:p text:style-name="P11">Pierce +1 / x3 / +0B / 10P</text:p>
              </text:list-item>
              <text:list-item>
                <text:p text:style-name="P11">Reach +2 / x2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Nano Heal</text:p>
          </table:table-cell>
          <table:table-cell table:style-name="Table2.A1" office:value-type="string">
            <text:p text:style-name="P1">Heal, Free Action, Self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list xml:id="list150040034259322" text:continue-list="list150040641026786" text:style-name="WWNum2">
              <text:list-item>
                <text:p text:style-name="P15">You may sacrifice any armor you have until the beginning of your next action to gain Heal (Armor)</text:p>
              </text:list-item>
            </text:list>
          </table:table-cell>
          <table:table-cell table:style-name="Table2.A1" office:value-type="string">
            <text:list xml:id="list150039819590812" text:continue-numbering="true" text:style-name="WWNum2">
              <text:list-item>
                <text:p text:style-name="P13">Non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1">Nano Wall</text:p>
          </table:table-cell>
          <table:table-cell table:style-name="Table2.A1" office:value-type="string">
            <text:p text:style-name="P1">Utility, Full Action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6/1+</text:p>
          </table:table-cell>
          <table:table-cell table:style-name="Table2.A1" office:value-type="string">
            <text:list xml:id="list150040297894658" text:continue-numbering="true" text:style-name="WWNum2">
              <text:list-item>
                <text:p text:style-name="P15">Wall (0/0/0) (20) (20)</text:p>
              </text:list-item>
              <text:list-item>
                <text:p text:style-name="P15">Hexes (3)</text:p>
              </text:list-item>
              <text:list-item>
                <text:p text:style-name="P15">Caster can sacrifice his own armor until the beginning of his next action to give the wall adaptive armor</text:p>
              </text:list-item>
              <text:list-item>
                <text:p text:style-name="P15">Caster may Burn (1/hex) to regenerate the wall to full hit points</text:p>
              </text:list-item>
            </text:list>
          </table:table-cell>
          <table:table-cell table:style-name="Table2.A1" office:value-type="string">
            <text:list xml:id="list150040448465925" text:continue-list="list150040168555834" text:style-name="WWNum1">
              <text:list-item>
                <text:p text:style-name="P11">Area +1 / x3 / +1B / 10P</text:p>
              </text:list-item>
              <text:list-item>
                <text:p text:style-name="P11">Burn -1 / x3 / -- / 10P</text:p>
              </text:list-item>
              <text:list-item>
                <text:p text:style-name="P11">Wall HP / x3 / 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Omni Arm</text:p>
          </table:table-cell>
          <table:table-cell table:style-name="Table2.A1" office:value-type="string">
            <text:p text:style-name="P1">Utility, Free Action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list xml:id="list150039195142672" text:continue-numbering="true" text:style-name="WWNum1">
              <text:list-item>
                <text:p text:style-name="P16">Can turn your arms/hands into tools</text:p>
              </text:list-item>
              <text:list-item>
                <text:p text:style-name="P16">Cannot create power for power tools</text:p>
              </text:list-item>
            </text:list>
          </table:table-cell>
          <table:table-cell table:style-name="Table2.A1" office:value-type="string">
            <text:list xml:id="list150040397564520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Power Interface</text:p>
          </table:table-cell>
          <table:table-cell table:style-name="Table2.A1" office:value-type="string">
            <text:p text:style-name="P1">Utility, Full Action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50039665886627" text:continue-numbering="true" text:style-name="WWNum1">
              <text:list-item>
                <text:p text:style-name="P18">Spend your turn connected to an electrical power source</text:p>
              </text:list-item>
              <text:list-item>
                <text:p text:style-name="P18">Roll 2d4 and reduce your Burn by that much</text:p>
              </text:list-item>
              <text:list-item>
                <text:p text:style-name="P18">You can never get more than one energy from this power</text:p>
              </text:list-item>
            </text:list>
          </table:table-cell>
          <table:table-cell table:style-name="Table2.A1" office:value-type="string">
            <text:list xml:id="list150040929120606" text:continue-numbering="true" text:style-name="WWNum1">
              <text:list-item>
                <text:p text:style-name="P11">Effect Die / x2 / +0B / 10P</text:p>
              </text:list-item>
              <text:list-item>
                <text:p text:style-name="P11">Rollover – If you reduce your Burn to -12 or lower, you automatically gain an energy, then add 12 and roll to see if you gain a second energy / x1 / +0B / 2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">Stretching</text:p>
          </table:table-cell>
          <table:table-cell table:style-name="Table2.A3" office:value-type="string">
            <text:p text:style-name="P1">Adder, Melee, Movement</text:p>
          </table:table-cell>
          <table:table-cell table:style-name="Table2.A3" office:value-type="string">
            <text:p text:style-name="P1">20</text:p>
          </table:table-cell>
          <table:table-cell table:style-name="Table2.A3" office:value-type="string">
            <text:p text:style-name="P1">1</text:p>
          </table:table-cell>
          <table:table-cell table:style-name="Table2.A3" office:value-type="string">
            <text:list xml:id="list150039299074979" text:continue-list="list150040297894658" text:style-name="WWNum2">
              <text:list-item>
                <text:p text:style-name="P15">Stretching (8)</text:p>
              </text:list-item>
              <text:list-item>
                <text:p text:style-name="P21">Free Adder</text:p>
              </text:list-item>
            </text:list>
          </table:table-cell>
          <table:table-cell table:style-name="Table2.A3" office:value-type="string">
            <text:list xml:id="list150039450662307" text:continue-list="list150040929120606" text:style-name="WWNum1">
              <text:list-item>
                <text:p text:style-name="P11">Burn -1 / x3 / +0B / 10P</text:p>
              </text:list-item>
              <text:list-item>
                <text:p text:style-name="P11">Stretch / x3 / +1B / 10P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9</meta:editing-cycles>
    <meta:creation-date>2022-06-06T19:36:00</meta:creation-date>
    <dc:date>2023-07-15T15:00:38.776000000</dc:date>
    <meta:editing-duration>PT6H22M1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3" meta:word-count="697" meta:character-count="3164" meta:non-whitespace-character-count="2665"/>
    <meta:user-defined meta:name="AppVersion">16.0000</meta:user-defined>
    <meta:template xlink:type="simple" xlink:actuate="onRequest" xlink:title="Normal.dotm" xlink:href=""/>
  </office:meta>
</office:document-meta>
</file>